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underover>
                <mo stretchy="false">∫</mo>
                <mo stretchy="false">α</mo>
                <mo stretchy="false">β</mo>
              </munderover>
              <mrow>
                <mfrac>
                  <mrow>
                    <mtext>d</mtext>
                  </mrow>
                  <mrow>
                    <mtext>d</mtext>
                    <mi>x</mi>
                  </mrow>
                </mfrac>
              </mrow>
            </mrow>
            <mo stretchy="false">Θ</mo>
            <mrow>
              <mo stretchy="false">(</mo>
              <mrow>
                <mrow>
                  <mi>x</mi>
                  <mo stretchy="false">−</mo>
                  <mi>a</mi>
                </mrow>
              </mrow>
              <mo stretchy="false">)</mo>
            </mrow>
            <mtext>d</mtext>
            <mi>x</mi>
            <mrow>
              <mi/>
              <mo stretchy="false">=</mo>
              <mi/>
            </mrow>
            <msubsup>
              <mrow>
                <mrow>
                  <mo stretchy="false">Θ</mo>
                  <mrow>
                    <mo stretchy="false">(</mo>
                    <mrow>
                      <mrow>
                        <mi>x</mi>
                        <mo stretchy="false">−</mo>
                        <mi>a</mi>
                      </mrow>
                    </mrow>
                    <mo stretchy="false">)</mo>
                  </mrow>
                </mrow>
                <mo stretchy="true">∣</mo>
              </mrow>
              <mo stretchy="false">α</mo>
              <mo stretchy="false">β</mo>
            </msubsup>
            <mrow>
              <mi/>
              <mo stretchy="false">=</mo>
              <mi/>
            </mrow>
            <mrow>
              <mo stretchy="true">{</mo>
              <mrow>
                <mtable>
                  <mtr>
                    <mtd>
                      <mrow>
                        <mn>1</mn>
                        <mi/>
                        <mi>,</mi>
                        <mi/>
                        <mtext>falls</mtext>
                        <mi/>
                        <mrow>
                          <mrow>
                            <mo stretchy="false">α</mo>
                            <mo stretchy="false">&lt;</mo>
                            <mi>a</mi>
                          </mrow>
                          <mo stretchy="false">&lt;</mo>
                          <mo stretchy="false">β</mo>
                        </mrow>
                      </mrow>
                    </mtd>
                  </mtr>
                  <mtr>
                    <mtd>
                      <mrow>
                        <mn>0</mn>
                        <mi/>
                        <mtext>sonst</mtext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>
          <mrow>
            <mrow>
              <mfrac>
                <mrow>
                  <mtext>d</mtext>
                </mrow>
                <mrow>
                  <mtext>d</mtext>
                  <mi>x</mi>
                </mrow>
              </mfrac>
            </mrow>
            <mo stretchy="false">Θ</mo>
            <mrow>
              <mo stretchy="false">(</mo>
              <mrow>
                <mrow>
                  <mi>x</mi>
                  <mo stretchy="false">−</mo>
                  <mi>a</mi>
                </mrow>
              </mrow>
              <mo stretchy="false">)</mo>
            </mrow>
            <mrow>
              <mi/>
              <mo stretchy="false">=</mo>
              <mi/>
            </mrow>
            <mn>0</mn>
            <mi/>
            <mo stretchy="false">∀</mo>
            <mi>x</mi>
            <mrow>
              <mi/>
              <mo stretchy="false">≠</mo>
              <mi/>
            </mrow>
            <mi>a</mi>
          </mrow>
        </mtd>
      </mtr>
    </mtable>
    <annotation encoding="StarMath 5.0">int from %ialpha to %ibeta {alignc {"d"} over {"d" x}} %THETA (x-a) "d" x `=` left none %THETA (x-a) right rline ^%ibeta _%ialpha `=` left lbrace alignl binom {1 `,~ "falls" ` %ialpha &lt; a &lt; %ibeta}{0 ``~~ "sonst"} right none newline newline
{alignc {"d"} over {"d" x}} %THETA (x-a) `=` 0 ~~ forall x ` &lt;&gt; ` 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23:34:24.105000000</meta:creation-date>
    <meta:generator>LibreOffice/4.1.4.2$Windows_x86 LibreOffice_project/0a0440ccc0227ad9829de5f46be37cfb6edcf72</meta:generator>
  </office:meta>
</office:document-meta>
</file>